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 table:print="false">
        <table:table-column table:style-name="co1" table:number-columns-repeated="3" table:default-cell-style-name="Default"/>
        <table:table-row table:style-name="ro1"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0002">
            <text:p>0,00000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0014">
            <text:p>0,00001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0075">
            <text:p>0,000075</text:p>
          </table:table-cell>
          <table:table-cell>
            <draw:frame table:end-cell-address="Лист1.P39" table:end-x="0.585cm" table:end-y="0.346cm" draw:z-index="0" draw:style-name="gr1" draw:text-style-name="P1" svg:width="29.94cm" svg:height="16.099cm" svg:x="0cm" svg:y="0.054cm">
              <draw:object draw:notify-on-update-of-ranges="Лист1.B1:Лист1.B3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0302">
            <text:p>0,00030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0969">
            <text:p>0,000969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2592">
            <text:p>0,00259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594">
            <text:p>0,0059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11906">
            <text:p>0,01190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21207">
            <text:p>0,02120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33989">
            <text:p>0,033989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49512">
            <text:p>0,04951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66096">
            <text:p>0,06609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81429">
            <text:p>0,0814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9313">
            <text:p>0,0931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99388">
            <text:p>0,09938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99412">
            <text:p>0,099412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93564">
            <text:p>0,093564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83148">
            <text:p>0,08314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69985">
            <text:p>0,06998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55947">
            <text:p>0,055947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42584">
            <text:p>0,042584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30932">
            <text:p>0,03093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21487">
            <text:p>0,02148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143">
            <text:p>0,0143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9134">
            <text:p>0,009134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5608">
            <text:p>0,005608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3315">
            <text:p>0,00331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1889">
            <text:p>0,00188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1039">
            <text:p>0,00103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553">
            <text:p>0,000553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00284">
            <text:p>0,000284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0142">
            <text:p>0,000142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0068">
            <text:p>0,000068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0032">
            <text:p>0,000032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0015">
            <text:p>0,000015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00006">
            <text:p>0,000006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00003">
            <text:p>0,000003</text:p>
          </table:table-cell>
          <table:table-cell/>
        </table:table-row>
        <table:table-row table:style-name="ro1">
          <table:table-cell office:value-type="float" office:value="0.999999">
            <text:p>0,999999</text:p>
          </table:table-cell>
          <table:table-cell table:number-columns-repeated="2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6">
      <number:number number:decimal-places="11" number:min-integer-digits="1"/>
    </number:number-style>
    <number:number-style style:name="N107">
      <number:number number:decimal-places="7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4">04.04.2021</text:date>, <text:time>12:56:1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12:27:02.51</meta:creation-date>
    <dc:date>2021-04-04T12:56:17.38</dc:date>
    <meta:editing-duration>PT29M17S</meta:editing-duration>
    <meta:editing-cycles>2</meta:editing-cycles>
    <meta:generator>OpenOffice/4.1.7$Win32 OpenOffice.org_project/417m1$Build-9800</meta:generator>
    <meta:document-statistic meta:table-count="3" meta:cell-count="7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941cm" svg:height="16.1cm" xlink:href=".." xlink:type="simple" chart:class="chart:line" chart:style-name="ch1">
        <chart:legend chart:legend-position="end" svg:x="26.957cm" svg:y="7.738cm" style:legend-expansion="high" chart:style-name="ch2"/>
        <chart:plot-area chart:style-name="ch3" table:cell-range-address="Лист1.B1:Лист1.B38" svg:x="1.048cm" svg:y="1.423cm" svg:width="24.713cm" svg:height="13.935cm">
          <chartooo:coordinate-region svg:x="1.96cm" svg:y="1.635cm" svg:width="23.614cm" svg:height="13.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1:Лист1.B38" chart:class="chart:line">
            <chart:data-point chart:repeated="3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B1:Лист1.B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75">
                <text:p>0.000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302">
                <text:p>0.0003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969">
                <text:p>0.0009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592">
                <text:p>0.0025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94">
                <text:p>0.005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1906">
                <text:p>0.0119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1207">
                <text:p>0.0212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3989">
                <text:p>0.0339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9512">
                <text:p>0.0495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6096">
                <text:p>0.0660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1429">
                <text:p>0.08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313">
                <text:p>0.093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9388">
                <text:p>0.0993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9412">
                <text:p>0.0994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3564">
                <text:p>0.0935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3148">
                <text:p>0.0831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9985">
                <text:p>0.0699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5947">
                <text:p>0.0559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2584">
                <text:p>0.0425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0932">
                <text:p>0.0309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1487">
                <text:p>0.0214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9134">
                <text:p>0.0091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5608">
                <text:p>0.0056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3315">
                <text:p>0.0033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889">
                <text:p>0.0018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039">
                <text:p>0.0010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553">
                <text:p>0.0005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284">
                <text:p>0.0002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32">
                <text:p>0.0000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3">
                <text:p>0.0000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